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8"/>
    <style:style style:name="ta_extref" style:family="table">
      <style:table-properties table:display="false"/>
    </style:style>
  </office:automatic-styles>
  <office:body>
    <office:spreadsheet>
      <table:table table:name="GeoServer" table:style-name="ta1" table:print="false">
        <table:table-column table:style-name="co1" table:default-cell-style-name="Default"/>
        <table:table-column table:style-name="co1" table:number-columns-repeated="10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hreads</text:p>
          </table:table-cell>
          <table:table-cell table:style-name="ce2"/>
          <table:table-cell table:style-name="ce2" office:value-type="string">
            <text:p>samples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std. Dev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hroughput</text:p>
          </table:table-cell>
          <table:table-cell table:style-name="ce2" office:value-type="string">
            <text:p>kb/sec</text:p>
          </table:table-cell>
          <table:table-cell table:style-name="ce2" office:value-type="string">
            <text:p>avg. bytes</text:p>
          </table:table-cell>
          <table:table-cell table:style-name="ce1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264">
            <text:p>264</text:p>
          </table:table-cell>
          <table:table-cell office:value-type="float" office:value="45">
            <text:p>45</text:p>
          </table:table-cell>
          <table:table-cell office:value-type="float" office:value="1275">
            <text:p>1275</text:p>
          </table:table-cell>
          <table:table-cell office:value-type="float" office:value="204.177277955539">
            <text:p>204.177277955539</text:p>
          </table:table-cell>
          <table:table-cell office:value-type="float" office:value="0">
            <text:p>0</text:p>
          </table:table-cell>
          <table:table-cell office:value-type="float" office:value="3.77325266957626">
            <text:p>3.77325266957626</text:p>
          </table:table-cell>
          <table:table-cell office:value-type="float" office:value="4017.66963129033">
            <text:p>4017.66963129033</text:p>
          </table:table-cell>
          <table:table-cell office:value-type="float" office:value="1090330.82666667">
            <text:p>1090330.82666667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264">
            <text:p>264</text:p>
          </table:table-cell>
          <table:table-cell office:value-type="float" office:value="45">
            <text:p>45</text:p>
          </table:table-cell>
          <table:table-cell office:value-type="float" office:value="1275">
            <text:p>1275</text:p>
          </table:table-cell>
          <table:table-cell office:value-type="float" office:value="204.177277955539">
            <text:p>204.177277955539</text:p>
          </table:table-cell>
          <table:table-cell office:value-type="float" office:value="0">
            <text:p>0</text:p>
          </table:table-cell>
          <table:table-cell office:value-type="float" office:value="3.77325266957626">
            <text:p>3.77325266957626</text:p>
          </table:table-cell>
          <table:table-cell office:value-type="float" office:value="4017.66963129033">
            <text:p>4017.66963129033</text:p>
          </table:table-cell>
          <table:table-cell office:value-type="float" office:value="1090330.82666667">
            <text:p>1090330.82666667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office:value-type="float" office:value="1264">
            <text:p>1264</text:p>
          </table:table-cell>
          <table:table-cell office:value-type="float" office:value="207.359227187989">
            <text:p>207.359227187989</text:p>
          </table:table-cell>
          <table:table-cell office:value-type="float" office:value="0">
            <text:p>0</text:p>
          </table:table-cell>
          <table:table-cell office:value-type="float" office:value="8.22503701266656">
            <text:p>8.22503701266656</text:p>
          </table:table-cell>
          <table:table-cell office:value-type="float" office:value="8757.82363807095">
            <text:p>8757.82363807095</text:p>
          </table:table-cell>
          <table:table-cell office:value-type="float" office:value="1090330.82666667">
            <text:p>1090330.82666667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office:value-type="float" office:value="1264">
            <text:p>1264</text:p>
          </table:table-cell>
          <table:table-cell office:value-type="float" office:value="207.359227187989">
            <text:p>207.359227187989</text:p>
          </table:table-cell>
          <table:table-cell office:value-type="float" office:value="0">
            <text:p>0</text:p>
          </table:table-cell>
          <table:table-cell office:value-type="float" office:value="8.22503701266656">
            <text:p>8.22503701266656</text:p>
          </table:table-cell>
          <table:table-cell office:value-type="float" office:value="8757.82363807095">
            <text:p>8757.82363807095</text:p>
          </table:table-cell>
          <table:table-cell office:value-type="float" office:value="1090330.82666667">
            <text:p>1090330.82666667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290">
            <text:p>290</text:p>
          </table:table-cell>
          <table:table-cell office:value-type="float" office:value="20">
            <text:p>20</text:p>
          </table:table-cell>
          <table:table-cell office:value-type="float" office:value="2396">
            <text:p>2396</text:p>
          </table:table-cell>
          <table:table-cell office:value-type="float" office:value="267.529346593769">
            <text:p>267.529346593769</text:p>
          </table:table-cell>
          <table:table-cell office:value-type="float" office:value="0">
            <text:p>0</text:p>
          </table:table-cell>
          <table:table-cell office:value-type="float" office:value="12.3571207908557">
            <text:p>12.3571207908557</text:p>
          </table:table-cell>
          <table:table-cell office:value-type="float" office:value="12822.788771271">
            <text:p>12822.788771271</text:p>
          </table:table-cell>
          <table:table-cell office:value-type="float" office:value="1062588.60166667">
            <text:p>1062588.60166667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290">
            <text:p>290</text:p>
          </table:table-cell>
          <table:table-cell office:value-type="float" office:value="20">
            <text:p>20</text:p>
          </table:table-cell>
          <table:table-cell office:value-type="float" office:value="2396">
            <text:p>2396</text:p>
          </table:table-cell>
          <table:table-cell office:value-type="float" office:value="267.529346593769">
            <text:p>267.529346593769</text:p>
          </table:table-cell>
          <table:table-cell office:value-type="float" office:value="0">
            <text:p>0</text:p>
          </table:table-cell>
          <table:table-cell office:value-type="float" office:value="12.3571207908557">
            <text:p>12.3571207908557</text:p>
          </table:table-cell>
          <table:table-cell office:value-type="float" office:value="12822.788771271">
            <text:p>12822.788771271</text:p>
          </table:table-cell>
          <table:table-cell office:value-type="float" office:value="1062588.60166667">
            <text:p>1062588.60166667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482">
            <text:p>482</text:p>
          </table:table-cell>
          <table:table-cell office:value-type="float" office:value="23">
            <text:p>23</text:p>
          </table:table-cell>
          <table:table-cell office:value-type="float" office:value="3687">
            <text:p>3687</text:p>
          </table:table-cell>
          <table:table-cell office:value-type="float" office:value="456.234915354896">
            <text:p>456.234915354896</text:p>
          </table:table-cell>
          <table:table-cell office:value-type="float" office:value="0">
            <text:p>0</text:p>
          </table:table-cell>
          <table:table-cell office:value-type="float" office:value="14.6480798808623">
            <text:p>14.6480798808623</text:p>
          </table:table-cell>
          <table:table-cell office:value-type="float" office:value="15200.0807790108">
            <text:p>15200.0807790108</text:p>
          </table:table-cell>
          <table:table-cell office:value-type="float" office:value="1062588.60166667">
            <text:p>1062588.60166667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482">
            <text:p>482</text:p>
          </table:table-cell>
          <table:table-cell office:value-type="float" office:value="23">
            <text:p>23</text:p>
          </table:table-cell>
          <table:table-cell office:value-type="float" office:value="3687">
            <text:p>3687</text:p>
          </table:table-cell>
          <table:table-cell office:value-type="float" office:value="456.234915354896">
            <text:p>456.234915354896</text:p>
          </table:table-cell>
          <table:table-cell office:value-type="float" office:value="0">
            <text:p>0</text:p>
          </table:table-cell>
          <table:table-cell office:value-type="float" office:value="14.6480798808623">
            <text:p>14.6480798808623</text:p>
          </table:table-cell>
          <table:table-cell office:value-type="float" office:value="15200.0807790108">
            <text:p>15200.0807790108</text:p>
          </table:table-cell>
          <table:table-cell office:value-type="float" office:value="1062588.60166667">
            <text:p>1062588.60166667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1088">
            <text:p>1088</text:p>
          </table:table-cell>
          <table:table-cell office:value-type="float" office:value="33">
            <text:p>33</text:p>
          </table:table-cell>
          <table:table-cell office:value-type="float" office:value="16707">
            <text:p>16707</text:p>
          </table:table-cell>
          <table:table-cell office:value-type="float" office:value="1026.25297876755">
            <text:p>1026.25297876755</text:p>
          </table:table-cell>
          <table:table-cell office:value-type="float" office:value="0">
            <text:p>0</text:p>
          </table:table-cell>
          <table:table-cell office:value-type="float" office:value="13.8240552962212">
            <text:p>13.8240552962212</text:p>
          </table:table-cell>
          <table:table-cell office:value-type="float" office:value="14331.8658626197">
            <text:p>14331.8658626197</text:p>
          </table:table-cell>
          <table:table-cell office:value-type="float" office:value="1061615.44704861">
            <text:p>1061615.44704861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1088">
            <text:p>1088</text:p>
          </table:table-cell>
          <table:table-cell office:value-type="float" office:value="33">
            <text:p>33</text:p>
          </table:table-cell>
          <table:table-cell office:value-type="float" office:value="16707">
            <text:p>16707</text:p>
          </table:table-cell>
          <table:table-cell office:value-type="float" office:value="1026.25297876755">
            <text:p>1026.25297876755</text:p>
          </table:table-cell>
          <table:table-cell office:value-type="float" office:value="0">
            <text:p>0</text:p>
          </table:table-cell>
          <table:table-cell office:value-type="float" office:value="13.8240552962212">
            <text:p>13.8240552962212</text:p>
          </table:table-cell>
          <table:table-cell office:value-type="float" office:value="14331.8658626197">
            <text:p>14331.8658626197</text:p>
          </table:table-cell>
          <table:table-cell office:value-type="float" office:value="1061615.44704861">
            <text:p>1061615.44704861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2725">
            <text:p>2725</text:p>
          </table:table-cell>
          <table:table-cell office:value-type="float" office:value="30">
            <text:p>30</text:p>
          </table:table-cell>
          <table:table-cell office:value-type="float" office:value="47759">
            <text:p>47759</text:p>
          </table:table-cell>
          <table:table-cell office:value-type="float" office:value="2621.65287915206">
            <text:p>2621.65287915206</text:p>
          </table:table-cell>
          <table:table-cell office:value-type="float" office:value="0">
            <text:p>0</text:p>
          </table:table-cell>
          <table:table-cell office:value-type="float" office:value="10.9527046620301">
            <text:p>10.9527046620301</text:p>
          </table:table-cell>
          <table:table-cell office:value-type="float" office:value="11449.0058234524">
            <text:p>11449.0058234524</text:p>
          </table:table-cell>
          <table:table-cell office:value-type="float" office:value="1070400.62934028">
            <text:p>1070400.6293402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2725">
            <text:p>2725</text:p>
          </table:table-cell>
          <table:table-cell office:value-type="float" office:value="30">
            <text:p>30</text:p>
          </table:table-cell>
          <table:table-cell office:value-type="float" office:value="47759">
            <text:p>47759</text:p>
          </table:table-cell>
          <table:table-cell office:value-type="float" office:value="2621.65287915206">
            <text:p>2621.65287915206</text:p>
          </table:table-cell>
          <table:table-cell office:value-type="float" office:value="0">
            <text:p>0</text:p>
          </table:table-cell>
          <table:table-cell office:value-type="float" office:value="10.9527046620301">
            <text:p>10.9527046620301</text:p>
          </table:table-cell>
          <table:table-cell office:value-type="float" office:value="11449.0058234524">
            <text:p>11449.0058234524</text:p>
          </table:table-cell>
          <table:table-cell office:value-type="float" office:value="1070400.62934028">
            <text:p>1070400.62934028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16787">
            <text:p>16787</text:p>
          </table:table-cell>
          <table:table-cell office:value-type="float" office:value="29">
            <text:p>29</text:p>
          </table:table-cell>
          <table:table-cell office:value-type="float" office:value="337871">
            <text:p>337871</text:p>
          </table:table-cell>
          <table:table-cell office:value-type="float" office:value="23293.6119476854">
            <text:p>23293.6119476854</text:p>
          </table:table-cell>
          <table:table-cell office:value-type="float" office:value="0.046875">
            <text:p>0.046875</text:p>
          </table:table-cell>
          <table:table-cell office:value-type="float" office:value="3.66525295654194">
            <text:p>3.66525295654194</text:p>
          </table:table-cell>
          <table:table-cell office:value-type="float" office:value="3459.6858294509">
            <text:p>3459.6858294509</text:p>
          </table:table-cell>
          <table:table-cell office:value-type="float" office:value="966568.564670139">
            <text:p>966568.56467013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16787">
            <text:p>16787</text:p>
          </table:table-cell>
          <table:table-cell office:value-type="float" office:value="29">
            <text:p>29</text:p>
          </table:table-cell>
          <table:table-cell office:value-type="float" office:value="337871">
            <text:p>337871</text:p>
          </table:table-cell>
          <table:table-cell office:value-type="float" office:value="23293.6119476854">
            <text:p>23293.6119476854</text:p>
          </table:table-cell>
          <table:table-cell office:value-type="float" office:value="0.046875">
            <text:p>0.046875</text:p>
          </table:table-cell>
          <table:table-cell office:value-type="float" office:value="3.66525295654194">
            <text:p>3.66525295654194</text:p>
          </table:table-cell>
          <table:table-cell office:value-type="float" office:value="3459.6858294509">
            <text:p>3459.6858294509</text:p>
          </table:table-cell>
          <table:table-cell office:value-type="float" office:value="966568.564670139">
            <text:p>966568.564670139</text:p>
          </table:table-cell>
          <table:table-cell table:number-columns-repeated="1013"/>
        </table:table-row>
      </table:table>
      <table:table table:name="QGIS" table:style-name="ta1" table:print="false">
        <table:table-column table:style-name="co1" table:default-cell-style-name="Default"/>
        <table:table-column table:style-name="co1" table:number-columns-repeated="10" table:default-cell-style-name="ce3"/>
        <table:table-row table:style-name="ro1">
          <table:table-cell table:style-name="ce1" office:value-type="string">
            <text:p>threads</text:p>
          </table:table-cell>
          <table:table-cell table:style-name="ce2"/>
          <table:table-cell table:style-name="ce2" office:value-type="string">
            <text:p>samples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std. Dev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hroughput</text:p>
          </table:table-cell>
          <table:table-cell table:style-name="ce2" office:value-type="string">
            <text:p>kb/sec</text:p>
          </table:table-cell>
          <table:table-cell table:style-name="ce2" office:value-type="string">
            <text:p>avg. by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91">
            <text:p>391</text:p>
          </table:table-cell>
          <table:table-cell office:value-type="float" office:value="57">
            <text:p>57</text:p>
          </table:table-cell>
          <table:table-cell office:value-type="float" office:value="1232">
            <text:p>1232</text:p>
          </table:table-cell>
          <table:table-cell office:value-type="float" office:value="212.659860784514">
            <text:p>212.659860784514</text:p>
          </table:table-cell>
          <table:table-cell office:value-type="float" office:value="0">
            <text:p>0</text:p>
          </table:table-cell>
          <table:table-cell office:value-type="float" office:value="2.54800873117659">
            <text:p>2.54800873117659</text:p>
          </table:table-cell>
          <table:table-cell office:value-type="float" office:value="2367.86165234916">
            <text:p>2367.86165234916</text:p>
          </table:table-cell>
          <table:table-cell office:value-type="float" office:value="951602.05">
            <text:p>951602.0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91">
            <text:p>391</text:p>
          </table:table-cell>
          <table:table-cell office:value-type="float" office:value="57">
            <text:p>57</text:p>
          </table:table-cell>
          <table:table-cell office:value-type="float" office:value="1232">
            <text:p>1232</text:p>
          </table:table-cell>
          <table:table-cell office:value-type="float" office:value="212.659860784514">
            <text:p>212.659860784514</text:p>
          </table:table-cell>
          <table:table-cell office:value-type="float" office:value="0">
            <text:p>0</text:p>
          </table:table-cell>
          <table:table-cell office:value-type="float" office:value="2.54800873117659">
            <text:p>2.54800873117659</text:p>
          </table:table-cell>
          <table:table-cell office:value-type="float" office:value="2367.86165234916">
            <text:p>2367.86165234916</text:p>
          </table:table-cell>
          <table:table-cell office:value-type="float" office:value="951602.05">
            <text:p>951602.05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4"/>
          <table:table-cell table:style-name="Default"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49">
            <text:p>349</text:p>
          </table:table-cell>
          <table:table-cell office:value-type="float" office:value="56">
            <text:p>56</text:p>
          </table:table-cell>
          <table:table-cell office:value-type="float" office:value="1592">
            <text:p>1592</text:p>
          </table:table-cell>
          <table:table-cell office:value-type="float" office:value="208.034043261086">
            <text:p>208.034043261086</text:p>
          </table:table-cell>
          <table:table-cell office:value-type="float" office:value="0">
            <text:p>0</text:p>
          </table:table-cell>
          <table:table-cell office:value-type="float" office:value="5.57496469189028">
            <text:p>5.57496469189028</text:p>
          </table:table-cell>
          <table:table-cell office:value-type="float" office:value="5180.80842722697">
            <text:p>5180.80842722697</text:p>
          </table:table-cell>
          <table:table-cell office:value-type="float" office:value="951602.05">
            <text:p>951602.0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49">
            <text:p>349</text:p>
          </table:table-cell>
          <table:table-cell office:value-type="float" office:value="56">
            <text:p>56</text:p>
          </table:table-cell>
          <table:table-cell office:value-type="float" office:value="1592">
            <text:p>1592</text:p>
          </table:table-cell>
          <table:table-cell office:value-type="float" office:value="208.034043261086">
            <text:p>208.034043261086</text:p>
          </table:table-cell>
          <table:table-cell office:value-type="float" office:value="0">
            <text:p>0</text:p>
          </table:table-cell>
          <table:table-cell office:value-type="float" office:value="5.57496469189028">
            <text:p>5.57496469189028</text:p>
          </table:table-cell>
          <table:table-cell office:value-type="float" office:value="5180.80842722697">
            <text:p>5180.80842722697</text:p>
          </table:table-cell>
          <table:table-cell office:value-type="float" office:value="951602.05">
            <text:p>951602.05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4"/>
          <table:table-cell table:style-name="Default"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429">
            <text:p>429</text:p>
          </table:table-cell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273.024459445588">
            <text:p>273.024459445588</text:p>
          </table:table-cell>
          <table:table-cell office:value-type="float" office:value="0">
            <text:p>0</text:p>
          </table:table-cell>
          <table:table-cell office:value-type="float" office:value="8.87285203040431">
            <text:p>8.87285203040431</text:p>
          </table:table-cell>
          <table:table-cell office:value-type="float" office:value="7990.27419019051">
            <text:p>7990.27419019051</text:p>
          </table:table-cell>
          <table:table-cell office:value-type="float" office:value="922143.268333333">
            <text:p>922143.26833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429">
            <text:p>429</text:p>
          </table:table-cell>
          <table:table-cell office:value-type="float" office:value="50">
            <text:p>50</text:p>
          </table:table-cell>
          <table:table-cell office:value-type="float" office:value="1850">
            <text:p>1850</text:p>
          </table:table-cell>
          <table:table-cell office:value-type="float" office:value="273.024459445588">
            <text:p>273.024459445588</text:p>
          </table:table-cell>
          <table:table-cell office:value-type="float" office:value="0">
            <text:p>0</text:p>
          </table:table-cell>
          <table:table-cell office:value-type="float" office:value="8.87285203040431">
            <text:p>8.87285203040431</text:p>
          </table:table-cell>
          <table:table-cell office:value-type="float" office:value="7990.27419019051">
            <text:p>7990.27419019051</text:p>
          </table:table-cell>
          <table:table-cell office:value-type="float" office:value="922143.268333333">
            <text:p>922143.268333333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4"/>
          <table:table-cell table:style-name="Default"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546">
            <text:p>546</text:p>
          </table:table-cell>
          <table:table-cell office:value-type="float" office:value="46">
            <text:p>46</text:p>
          </table:table-cell>
          <table:table-cell office:value-type="float" office:value="33274">
            <text:p>33274</text:p>
          </table:table-cell>
          <table:table-cell office:value-type="float" office:value="1731.57502776374">
            <text:p>1731.57502776374</text:p>
          </table:table-cell>
          <table:table-cell office:value-type="float" office:value="0">
            <text:p>0</text:p>
          </table:table-cell>
          <table:table-cell office:value-type="float" office:value="9.91227635426476">
            <text:p>9.91227635426476</text:p>
          </table:table-cell>
          <table:table-cell office:value-type="float" office:value="8926.30753314934">
            <text:p>8926.30753314934</text:p>
          </table:table-cell>
          <table:table-cell office:value-type="float" office:value="922143.268333333">
            <text:p>922143.26833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546">
            <text:p>546</text:p>
          </table:table-cell>
          <table:table-cell office:value-type="float" office:value="46">
            <text:p>46</text:p>
          </table:table-cell>
          <table:table-cell office:value-type="float" office:value="33274">
            <text:p>33274</text:p>
          </table:table-cell>
          <table:table-cell office:value-type="float" office:value="1731.57502776374">
            <text:p>1731.57502776374</text:p>
          </table:table-cell>
          <table:table-cell office:value-type="float" office:value="0">
            <text:p>0</text:p>
          </table:table-cell>
          <table:table-cell office:value-type="float" office:value="9.91227635426476">
            <text:p>9.91227635426476</text:p>
          </table:table-cell>
          <table:table-cell office:value-type="float" office:value="8926.30753314934">
            <text:p>8926.30753314934</text:p>
          </table:table-cell>
          <table:table-cell office:value-type="float" office:value="922143.268333333">
            <text:p>922143.268333333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4"/>
          <table:table-cell table:style-name="Default"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941">
            <text:p>941</text:p>
          </table:table-cell>
          <table:table-cell office:value-type="float" office:value="46">
            <text:p>46</text:p>
          </table:table-cell>
          <table:table-cell office:value-type="float" office:value="64832">
            <text:p>64832</text:p>
          </table:table-cell>
          <table:table-cell office:value-type="float" office:value="4588.02916870474">
            <text:p>4588.02916870474</text:p>
          </table:table-cell>
          <table:table-cell office:value-type="float" office:value="0.00173611111111111">
            <text:p>0.00173611111111111</text:p>
          </table:table-cell>
          <table:table-cell office:value-type="float" office:value="11.6612173420118">
            <text:p>11.6612173420118</text:p>
          </table:table-cell>
          <table:table-cell office:value-type="float" office:value="10428.0990055193">
            <text:p>10428.0990055193</text:p>
          </table:table-cell>
          <table:table-cell office:value-type="float" office:value="915716.864583333">
            <text:p>915716.8645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941">
            <text:p>941</text:p>
          </table:table-cell>
          <table:table-cell office:value-type="float" office:value="46">
            <text:p>46</text:p>
          </table:table-cell>
          <table:table-cell office:value-type="float" office:value="64832">
            <text:p>64832</text:p>
          </table:table-cell>
          <table:table-cell office:value-type="float" office:value="4588.02916870474">
            <text:p>4588.02916870474</text:p>
          </table:table-cell>
          <table:table-cell office:value-type="float" office:value="0.00173611111111111">
            <text:p>0.00173611111111111</text:p>
          </table:table-cell>
          <table:table-cell office:value-type="float" office:value="11.6612173420118">
            <text:p>11.6612173420118</text:p>
          </table:table-cell>
          <table:table-cell office:value-type="float" office:value="10428.0990055193">
            <text:p>10428.0990055193</text:p>
          </table:table-cell>
          <table:table-cell office:value-type="float" office:value="915716.864583333">
            <text:p>915716.864583333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4"/>
          <table:table-cell table:style-name="Default"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1564">
            <text:p>1564</text:p>
          </table:table-cell>
          <table:table-cell office:value-type="float" office:value="38">
            <text:p>38</text:p>
          </table:table-cell>
          <table:table-cell office:value-type="float" office:value="65344">
            <text:p>65344</text:p>
          </table:table-cell>
          <table:table-cell office:value-type="float" office:value="7431.23872162445">
            <text:p>7431.23872162445</text:p>
          </table:table-cell>
          <table:table-cell office:value-type="float" office:value="0.00954861111111111">
            <text:p>0.00954861111111111</text:p>
          </table:table-cell>
          <table:table-cell office:value-type="float" office:value="12.3046030109962">
            <text:p>12.3046030109962</text:p>
          </table:table-cell>
          <table:table-cell office:value-type="float" office:value="11012.1339247925">
            <text:p>11012.1339247925</text:p>
          </table:table-cell>
          <table:table-cell office:value-type="float" office:value="916439.573784722">
            <text:p>916439.57378472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1564">
            <text:p>1564</text:p>
          </table:table-cell>
          <table:table-cell office:value-type="float" office:value="38">
            <text:p>38</text:p>
          </table:table-cell>
          <table:table-cell office:value-type="float" office:value="65344">
            <text:p>65344</text:p>
          </table:table-cell>
          <table:table-cell office:value-type="float" office:value="7431.23872162445">
            <text:p>7431.23872162445</text:p>
          </table:table-cell>
          <table:table-cell office:value-type="float" office:value="0.00954861111111111">
            <text:p>0.00954861111111111</text:p>
          </table:table-cell>
          <table:table-cell office:value-type="float" office:value="12.3046030109962">
            <text:p>12.3046030109962</text:p>
          </table:table-cell>
          <table:table-cell office:value-type="float" office:value="11012.1339247925">
            <text:p>11012.1339247925</text:p>
          </table:table-cell>
          <table:table-cell office:value-type="float" office:value="916439.573784722">
            <text:p>916439.573784722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2854">
            <text:p>2854</text:p>
          </table:table-cell>
          <table:table-cell office:value-type="float" office:value="35">
            <text:p>35</text:p>
          </table:table-cell>
          <table:table-cell office:value-type="float" office:value="67147">
            <text:p>67147</text:p>
          </table:table-cell>
          <table:table-cell office:value-type="float" office:value="11154.4938823196">
            <text:p>11154.4938823196</text:p>
          </table:table-cell>
          <table:table-cell office:value-type="float" office:value="0.0182291666666667">
            <text:p>0.0182291666666667</text:p>
          </table:table-cell>
          <table:table-cell office:value-type="float" office:value="12.3620403805191">
            <text:p>12.3620403805191</text:p>
          </table:table-cell>
          <table:table-cell office:value-type="float" office:value="10972.4411911073">
            <text:p>10972.4411911073</text:p>
          </table:table-cell>
          <table:table-cell office:value-type="float" office:value="908893.631944444">
            <text:p>908893.631944444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2854">
            <text:p>2854</text:p>
          </table:table-cell>
          <table:table-cell office:value-type="float" office:value="35">
            <text:p>35</text:p>
          </table:table-cell>
          <table:table-cell office:value-type="float" office:value="67147">
            <text:p>67147</text:p>
          </table:table-cell>
          <table:table-cell office:value-type="float" office:value="11154.4938823196">
            <text:p>11154.4938823196</text:p>
          </table:table-cell>
          <table:table-cell office:value-type="float" office:value="0.0182291666666667">
            <text:p>0.0182291666666667</text:p>
          </table:table-cell>
          <table:table-cell office:value-type="float" office:value="12.3620403805191">
            <text:p>12.3620403805191</text:p>
          </table:table-cell>
          <table:table-cell office:value-type="float" office:value="10972.4411911073">
            <text:p>10972.4411911073</text:p>
          </table:table-cell>
          <table:table-cell office:value-type="float" office:value="908893.631944444">
            <text:p>908893.63194444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3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1/26/2015</text:date>, <text:time>12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5-01-25T19:59:23</meta:creation-date>
    <dc:date>2015-01-26T12:17:18</dc:date>
    <dc:creator>Stefan Ziegler</dc:creator>
    <meta:editing-duration>PT13H41M13S</meta:editing-duration>
    <meta:editing-cycles>7</meta:editing-cycles>
    <meta:generator>OpenOffice.org/3.2$Unix OpenOffice.org_project/320m12$Build-9483</meta:generator>
    <meta:document-statistic meta:table-count="3" meta:cell-count="314" meta:object-count="0"/>
  </office:meta>
</office:document-meta>
</file>